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0.6535in"/>
    </style:style>
    <style:style style:name="Table1.C" style:family="table-column">
      <style:table-column-properties style:column-width="0.6521in"/>
    </style:style>
    <style:style style:name="Table1.E" style:family="table-column">
      <style:table-column-properties style:column-width="0.659in"/>
    </style:style>
    <style:style style:name="Table1.H" style:family="table-column">
      <style:table-column-properties style:column-width="0.6563in"/>
    </style:style>
    <style:style style:name="Table1.J" style:family="table-column">
      <style:table-column-properties style:column-width="0.686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04b506" officeooo:paragraph-rsid="0004b506"/>
    </style:style>
    <style:style style:name="P2" style:family="paragraph" style:parent-style-name="Text_20_body" style:list-style-name="L1">
      <style:text-properties style:font-name="FreeMono"/>
    </style:style>
    <style:style style:name="P3" style:family="paragraph" style:parent-style-name="Text_20_body" style:list-style-name="L2">
      <style:text-properties style:font-name="FreeMono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style:font-name="FreeMono"/>
    </style:style>
    <style:style style:name="P6" style:family="paragraph" style:parent-style-name="Text_20_body" style:list-style-name="L2">
      <style:paragraph-properties fo:margin-top="0in" fo:margin-bottom="0in" loext:contextual-spacing="false"/>
      <style:text-properties style:font-name="FreeMono"/>
    </style:style>
    <style:style style:name="P7" style:family="paragraph" style:parent-style-name="Table_20_Contents">
      <style:paragraph-properties fo:margin-top="0in" fo:margin-bottom="0.1965in" loext:contextual-spacing="false"/>
    </style:style>
    <style:style style:name="P8" style:family="paragraph" style:parent-style-name="Table_20_Contents">
      <style:paragraph-properties fo:margin-top="0in" fo:margin-bottom="0.1965in" loext:contextual-spacing="false"/>
      <style:text-properties style:font-name="FreeMono"/>
    </style:style>
    <style:style style:name="P9" style:family="paragraph" style:parent-style-name="Standard">
      <style:text-properties style:font-name="FreeMono" officeooo:rsid="0004b506" officeooo:paragraph-rsid="0004b506"/>
    </style:style>
    <style:style style:name="P10" style:family="paragraph" style:parent-style-name="Standard">
      <style:paragraph-properties fo:text-align="center" style:justify-single-word="false"/>
      <style:text-properties style:font-name="FreeMono" fo:font-weight="bold" officeooo:rsid="0004b506" officeooo:paragraph-rsid="0004b506" style:font-weight-asian="bold" style:font-weight-complex="bold"/>
    </style:style>
    <style:style style:name="T1" style:family="text">
      <style:text-properties style:font-name="FreeMono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ristopher Bero</text:p>
      <text:p text:style-name="P9">Homework 6</text:p>
      <text:p text:style-name="P9">CPE 495</text:p>
      <text:p text:style-name="P9"/>
      <text:p text:style-name="P10">Teamwork Skills and Project Management Strategies</text:p>
      <text:p text:style-name="P9"/>
      <text:p text:style-name="P1"><text:span text:style-name="T1">Explain the difference between </text:span><text:span text:style-name="Emphasis"><text:span text:style-name="T1">cross-functional</text:span></text:span><text:span text:style-name="T1"> </text:span><text:span text:style-name="Emphasis"><text:span text:style-name="T1">and multi-disciplinary</text:span></text:span><text:span text:style-name="T1"> teams. </text:span></text:p>
      <text:list xml:id="list1942793850773361956" text:style-name="L1">
        <text:list-item>
          <text:p text:style-name="P4"><text:span text:style-name="T1">Identify the characteristics of the </text:span><text:span text:style-name="Emphasis"><text:span text:style-name="T1">forming</text:span></text:span><text:span text:style-name="T1">, </text:span><text:span text:style-name="Emphasis"><text:span text:style-name="T1">storming</text:span></text:span><text:span text:style-name="T1">, </text:span><text:span text:style-name="Emphasis"><text:span text:style-name="T1">norming</text:span></text:span><text:span text:style-name="T1"> and </text:span><text:span text:style-name="Emphasis"><text:span text:style-name="T1">performing</text:span></text:span><text:span text:style-name="T1"> stages in team development. </text:span></text:p>
        </text:list-item>
        <text:list-item>
          <text:p text:style-name="P4"><text:span text:style-name="T1">Describe the distinction between </text:span><text:span text:style-name="Emphasis"><text:span text:style-name="T1">teams</text:span></text:span><text:span text:style-name="T1"> and </text:span><text:span text:style-name="Emphasis"><text:span text:style-name="T1">teamwork</text:span></text:span><text:span text:style-name="T1">. </text:span></text:p>
        </text:list-item>
        <text:list-item>
          <text:p text:style-name="P5">According to the “Teams and Teamwork” chapter of the text, it is difficult to develop a consensus as the number of team members increases. Consider the situation where a team needs to agree on a proposal. Furthermore, assume that each team member's vote is random, with a 50% chance of agreeing with the proposal. Plot the probability of the team unanimously agreeing to the proposal versus the number of team members. Consider team sizes from 2 to 10. Overlay three additional plots for the situation where each team member has a 75%, 90% and 99% chance of agreeing to the proposal. </text:p>
        </text:list-item>
        <text:list-item>
          <text:p text:style-name="P4"><text:span text:style-name="T1">In your own words, describe what is meant by the term </text:span><text:span text:style-name="Emphasis"><text:span text:style-name="T1">Work Breakdown Structure</text:span></text:span><text:span text:style-name="T1">. </text:span></text:p>
        </text:list-item>
        <text:list-item>
          <text:p text:style-name="P2">Consider the set of activities, duration (in days), and predecessors for a project given below.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B"/>
        <table:table-column table:style-name="Table1.H"/>
        <table:table-column table:style-name="Table1.B"/>
        <table:table-column table:style-name="Table1.J"/>
        <table:table-row>
          <table:table-cell table:style-name="Table1.A1" office:value-type="string">
            <text:p text:style-name="P7"><text:span text:style-name="Strong_20_Emphasis"><text:span text:style-name="T1">Activity</text:span></text:span>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8">E</text:p>
          </table:table-cell>
          <table:table-cell table:style-name="Table1.A1" office:value-type="string">
            <text:p text:style-name="P8">F</text:p>
          </table:table-cell>
          <table:table-cell table:style-name="Table1.A1" office:value-type="string">
            <text:p text:style-name="P8">G</text:p>
          </table:table-cell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8">I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">Duration</text:span></text:span>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7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1">Predecessors</text:span></text:span></text:p>
          </table:table-cell>
          <table:table-cell table:style-name="Table1.A1" office:value-type="string">
            <text:p text:style-name="P8"> </text:p>
          </table:table-cell>
          <table:table-cell table:style-name="Table1.A1" office:value-type="string">
            <text:p text:style-name="P8"> </text:p>
          </table:table-cell>
          <table:table-cell table:style-name="Table1.A1" office:value-type="string">
            <text:p text:style-name="P8"> </text:p>
          </table:table-cell>
          <table:table-cell table:style-name="Table1.A1" office:value-type="string">
            <text:p text:style-name="P8">A,B</text:p>
          </table:table-cell>
          <table:table-cell table:style-name="Table1.A1" office:value-type="string">
            <text:p text:style-name="P8">D,B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F,E</text:p>
          </table:table-cell>
          <table:table-cell table:style-name="Table1.A1" office:value-type="string">
            <text:p text:style-name="P8">G</text:p>
          </table:table-cell>
          <table:table-cell table:style-name="Table1.A1" office:value-type="string">
            <text:p text:style-name="P8">F</text:p>
          </table:table-cell>
        </table:table-row>
      </table:table>
      <text:list xml:id="list7093715967199394007" text:style-name="L2">
        <text:list-item>
          <text:p text:style-name="P6">a) Develop a network diagram representation for the project </text:p>
        </text:list-item>
        <text:list-item>
          <text:p text:style-name="P6">b) Determine the critical path. </text:p>
        </text:list-item>
        <text:list-item>
          <text:p text:style-name="P6">c) Determine the float time for all activities that are not on the critical path. </text:p>
        </text:list-item>
        <text:list-item>
          <text:p text:style-name="P6">Explain why a network diagram cannot contain cycles (where a cycle is defined to be a sequence of activities where you can travel back to an activity already visited). </text:p>
        </text:list-item>
        <text:list-item>
          <text:p text:style-name="P3">Describe the advantages and disadvantages of the network diagram and Gantt chart representation of a project. Identify the situations that would favor one over the other? 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47:25.599042598</meta:creation-date>
    <dc:date>2015-09-09T22:48:12.945580442</dc:date>
    <meta:editing-duration>PT47S</meta:editing-duration>
    <meta:editing-cycles>1</meta:editing-cycles>
    <meta:document-statistic meta:table-count="1" meta:image-count="0" meta:object-count="0" meta:page-count="1" meta:paragraph-count="45" meta:word-count="292" meta:character-count="1673" meta:non-whitespace-character-count="1419"/>
    <meta:generator>LibreOffice/5.0.1.2.0$Linux_X86_64 LibreOffice_project/00m0$Build-2</meta:generator>
  </office:meta>
</office:document-meta>
</file>